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28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cccccc" fo:border="0.06pt solid #000000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rase da analizzare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Sono convinto che l'informatica abbia molto in comune con la fisica. Entrambe si occupano di come funziona il mondo a un livello abbastanza fondamentale. La differenza, naturalmente, è che mentre in fisica devi capire come è fatto il mondo, in informatica sei tu a crearlo. Dentro i confini del computer, sei tu il creatore. Controlli - almeno potenzialmente - tutto ciò che vi succede. Se sei abbastanza bravo, puoi essere un dio. Su piccola scala.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Lunghezza della stringa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Primi 100 caratteri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Primi 47 caratteri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Ultimi 23 caratteri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Ultimi 60 caratteri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Caratteri dal 20 al 150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 table:number-columns-spanned="3" table:number-rows-spanned="1">
            <text:p>Carattere al centro della stringa:</text:p>
          </table:table-cell>
          <table:covered-table-cell/>
          <table:covered-table-cell table:style-name="ce3"/>
          <table:table-cell table:style-name="ce4"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Concatena le stringhe prima trovate:</text:p>
          </table:table-cell>
          <table:covered-table-cell/>
          <table:covered-table-cell table:style-name="ce3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19:04:47.676000000</meta:creation-date>
    <dc:date>2021-11-13T19:23:41.510000000</dc:date>
    <meta:editing-duration>PT8M31S</meta:editing-duration>
    <meta:editing-cycles>2</meta:editing-cycles>
    <meta:generator>LibreOffice/7.1.6.2$Windows_X86_64 LibreOffice_project/0e133318fcee89abacd6a7d077e292f1145735c3</meta:generator>
    <meta:document-statistic meta:table-count="1" meta:cell-count="10" meta:object-count="0"/>
  </office:meta>
</office:document-meta>
</file>